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12cm" svg:stroke-color="#808080" draw:marker-start-width="0.517cm" draw:marker-end-width="0.517cm" draw:fill-color="#99ff66" draw:textarea-horizontal-align="justify" draw:textarea-vertical-align="middle" draw:auto-grow-height="false" fo:min-height="0cm" fo:min-width="0cm" fo:padding-top="0.23cm" fo:padding-bottom="0.23cm" fo:padding-left="0.355cm" fo:padding-right="0.355cm"/>
    </style:style>
    <style:style style:name="gr2" style:family="graphic" style:parent-style-name="standard">
      <style:graphic-properties svg:stroke-width="0.106cm" draw:marker-start-width="0.358cm" draw:marker-end-width="0.358cm" draw:fill-color="#808080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draw:marker-start-width="0.359cm" draw:marker-end-width="0.359cm" draw:stroke-linejoin="none" draw:fill-color="#ff99ff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808080" draw:marker-start-width="0.358cm" draw:marker-end-width="0.358cm" draw:fill-color="#66ffff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5" style:family="graphic" style:parent-style-name="standard">
      <style:graphic-properties draw:stroke="solid" svg:stroke-width="0.106cm" draw:marker-start-width="0.359cm" draw:marker-end-width="0.359cm" draw:fill-color="#ffff66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draw:marker-start-width="0.359cm" draw:marker-end-width="0.359cm" draw:fill-color="#ff9999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center"/>
      <style:text-properties fo:color="#00331a" fo:font-weight="bold" style:font-weight-asian="bold" style:font-weight-complex="bold"/>
    </style:style>
    <style:style style:name="T1" style:family="text">
      <style:text-properties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00331a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331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349cm" svg:height="2.54cm" svg:x="1.152cm" svg:y="7.43cm">
            <text:p text:style-name="P1"><text:span text:style-name="T1">Matching</text:span></text:p>
            <text:p text:style-name="P1"><text:span text:style-name="T2">State &amp; UI Compon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27cm" svg:height="3.683cm" svg:x="4.191cm" svg:y="10.01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3" draw:text-style-name="P1" draw:layer="layout" svg:width="5.512cm" svg:height="2.54cm" svg:x="2.07cm" svg:y="13.653cm">
            <text:p text:style-name="P2"><text:span text:style-name="T3">Primitive</text:span></text:p>
            <text:p text:style-name="P2"><text:span text:style-name="T2">UI Components</text:span></text:p>
          </draw:rect>
          <draw:custom-shape draw:style-name="gr4" draw:text-style-name="P3" draw:layer="layout" svg:width="4.981cm" svg:height="1.27cm" svg:x="2.336cm" svg:y="11.494cm">
            <text:p text:style-name="P3"><text:span text:style-name="T4">compose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2" draw:layer="layout" svg:width="1.27cm" svg:height="3.683cm" svg:x="4.191cm" svg:y="3.66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3" draw:layer="layout" svg:width="5.795cm" svg:height="1.27cm" svg:x="1.928cm" svg:y="4.509cm">
            <text:p text:style-name="P3"><text:span text:style-name="T4">decompose</text:span></text:p>
  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" draw:text-style-name="P4" draw:layer="layout" svg:width="5.334cm" svg:height="2.54cm" svg:x="2.159cm" svg:y="1.08cm">
            <text:p text:style-name="P4"><text:span text:style-name="T5">Application</text:span></text:p>
            <text:p text:style-name="P4"><text:span text:style-name="T6">Stat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652cm" fo:page-height="17.2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esa Karvonen</meta:initial-creator>
    <meta:creation-date>2016-03-31T18:42:31</meta:creation-date>
    <dc:date>2016-04-01T10:12:50</dc:date>
    <dc:creator>Vesa Karvonen</dc:creator>
    <meta:editing-duration>PT1H16M21S</meta:editing-duration>
    <meta:editing-cycles>5</meta:editing-cycles>
    <meta:generator>OpenOffice/4.1.2$Unix OpenOffice.org_project/412m3$Build-9782</meta:generator>
    <meta:document-statistic meta:object-count="8"/>
  </office:meta>
</office:document-meta>
</file>